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a59" officeooo:paragraph-rsid="00021a59"/>
    </style:style>
    <style:style style:name="P2" style:family="paragraph" style:parent-style-name="Standard">
      <style:paragraph-properties fo:text-align="center" style:justify-single-word="false"/>
      <style:text-properties officeooo:rsid="00021a59" officeooo:paragraph-rsid="00021a59"/>
    </style:style>
    <style:style style:name="P3" style:family="paragraph" style:parent-style-name="Standard">
      <style:text-properties officeooo:rsid="00021a59" officeooo:paragraph-rsid="0005245e"/>
    </style:style>
    <style:style style:name="P4" style:family="paragraph" style:parent-style-name="Standard">
      <style:text-properties officeooo:rsid="0003ec48" officeooo:paragraph-rsid="0007bb1b"/>
    </style:style>
    <style:style style:name="P5" style:family="paragraph" style:parent-style-name="Standard">
      <style:text-properties officeooo:rsid="00052203" officeooo:paragraph-rsid="00052203"/>
    </style:style>
    <style:style style:name="P6" style:family="paragraph" style:parent-style-name="Standard">
      <style:text-properties style:text-underline-style="solid" style:text-underline-width="auto" style:text-underline-color="font-color" officeooo:rsid="00021a59" officeooo:paragraph-rsid="00021a59"/>
    </style:style>
    <style:style style:name="P7" style:family="paragraph" style:parent-style-name="Standard">
      <style:text-properties officeooo:rsid="0005245e" officeooo:paragraph-rsid="0005245e"/>
    </style:style>
    <style:style style:name="P8" style:family="paragraph" style:parent-style-name="Standard">
      <style:text-properties style:text-underline-style="none" officeooo:rsid="00021a59" officeooo:paragraph-rsid="00021a59"/>
    </style:style>
    <style:style style:name="P9" style:family="paragraph" style:parent-style-name="Standard">
      <style:text-properties officeooo:rsid="00096e55" officeooo:paragraph-rsid="00096e55"/>
    </style:style>
    <style:style style:name="P10" style:family="paragraph" style:parent-style-name="Standard">
      <style:text-properties officeooo:rsid="000be4a9" officeooo:paragraph-rsid="000be4a9"/>
    </style:style>
    <style:style style:name="P11" style:family="paragraph" style:parent-style-name="Standard">
      <style:text-properties officeooo:rsid="00021a59" officeooo:paragraph-rsid="00021a59"/>
    </style:style>
    <style:style style:name="P12" style:family="paragraph" style:parent-style-name="Standard">
      <style:text-properties style:text-underline-style="solid" style:text-underline-width="auto" style:text-underline-color="font-color" officeooo:rsid="00021a59" officeooo:paragraph-rsid="00021a59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021a59" officeooo:paragraph-rsid="00021a59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c9ee5" officeooo:paragraph-rsid="000c9ee5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c9ee5" officeooo:paragraph-rsid="0010b488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21a59" officeooo:paragraph-rsid="00021a59" style:font-weight-asian="normal" style:font-weight-complex="normal"/>
    </style:style>
    <style:style style:name="P17" style:family="paragraph" style:parent-style-name="Standard">
      <style:text-properties officeooo:rsid="0010b488" officeooo:paragraph-rsid="0010b488"/>
    </style:style>
    <style:style style:name="P18" style:family="paragraph" style:parent-style-name="Standard">
      <style:text-properties officeooo:rsid="00052203" officeooo:paragraph-rsid="00052203"/>
    </style:style>
    <style:style style:name="P19" style:family="paragraph" style:parent-style-name="Standard">
      <style:text-properties officeooo:rsid="00134175" officeooo:paragraph-rsid="00134175"/>
    </style:style>
    <style:style style:name="P20" style:family="paragraph" style:parent-style-name="Standard">
      <style:text-properties officeooo:rsid="0013e37c" officeooo:paragraph-rsid="0013e37c"/>
    </style:style>
    <style:style style:name="P21" style:family="paragraph" style:parent-style-name="Standard">
      <style:text-properties officeooo:rsid="0013e37c" officeooo:paragraph-rsid="00149a83"/>
    </style:style>
    <style:style style:name="P22" style:family="paragraph" style:parent-style-name="Standard">
      <style:text-properties officeooo:rsid="0003ec48" officeooo:paragraph-rsid="0007bb1b"/>
    </style:style>
    <style:style style:name="P23" style:family="paragraph" style:parent-style-name="Standard">
      <style:text-properties officeooo:rsid="0003ec48" officeooo:paragraph-rsid="0003ec48"/>
    </style:style>
    <style:style style:name="P24" style:family="paragraph" style:parent-style-name="Standard">
      <style:text-properties officeooo:rsid="0006bc08" officeooo:paragraph-rsid="0006bc08"/>
    </style:style>
    <style:style style:name="P25" style:family="paragraph" style:parent-style-name="Standard">
      <style:text-properties officeooo:rsid="00149a83" officeooo:paragraph-rsid="00149a83"/>
    </style:style>
    <style:style style:name="P26" style:family="paragraph" style:parent-style-name="Standard">
      <style:text-properties officeooo:rsid="000be4a9" officeooo:paragraph-rsid="00149a83"/>
    </style:style>
    <style:style style:name="P27" style:family="paragraph" style:parent-style-name="Standard">
      <style:text-properties officeooo:rsid="00149cc9" officeooo:paragraph-rsid="00149cc9"/>
    </style:style>
    <style:style style:name="T1" style:family="text">
      <style:text-properties officeooo:rsid="0003ec48"/>
    </style:style>
    <style:style style:name="T2" style:family="text">
      <style:text-properties officeooo:rsid="00052203"/>
    </style:style>
    <style:style style:name="T3" style:family="text">
      <style:text-properties officeooo:rsid="0006bc08"/>
    </style:style>
    <style:style style:name="T4" style:family="text">
      <style:text-properties officeooo:rsid="000b47e1"/>
    </style:style>
    <style:style style:name="T5" style:family="text">
      <style:text-properties officeooo:rsid="0010b488"/>
    </style:style>
    <style:style style:name="T6" style:family="text">
      <style:text-properties officeooo:rsid="0013e37c"/>
    </style:style>
    <style:style style:name="T7" style:family="text">
      <style:text-properties officeooo:rsid="00149a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el Utilisateur </text:p>
      <text:p text:style-name="P1"/>
      <text:p text:style-name="P1"/>
      <text:p text:style-name="P6">Introduction</text:p>
      <text:p text:style-name="P1"/>
      <text:p text:style-name="P1">Notre application est un site permettant de donner ses disponibilités afin d’être recontacter ultérieurement pour une prise de rendez-vous. Elle se divise en deux partie, une partie client et une partie administrateur.</text:p>
      <text:p text:style-name="P1"/>
      <text:p text:style-name="P1"/>
      <text:p text:style-name="P6">1) Coté Client</text:p>
      <text:p text:style-name="P8"/>
      <text:p text:style-name="P1">a)<text:span text:style-name="T2">A</text:span>ccueil</text:p>
      <text:p text:style-name="P14"><text:span text:style-name="T5">(adresse = </text:span>«http://localhost:8080/projetWeb/Index»<text:span text:style-name="T5">)</text:span></text:p>
      <text:p text:style-name="P1"/>
      <text:p text:style-name="P5"><text:span text:style-name="T3">Cette p</text:span>age d’accueil permet de voir le nom de l’entreprise, une image de présentation ainsi qu’un petit texte de bienvenue.</text:p>
      <text:p text:style-name="P5"/>
      <text:p text:style-name="P1">b)Rendez-vous</text:p>
      <text:p text:style-name="P15"><text:span text:style-name="T5">(adresse = </text:span>«<text:a xlink:type="simple" xlink:href="http://localhost:8080/projetWeb/RDV" text:style-name="Internet_20_link" text:visited-style-name="Visited_20_Internet_20_Link">http://localhost:8080/projetWeb/RDV</text:a>» <text:span text:style-name="T5">)</text:span></text:p>
      <text:p text:style-name="P1"/>
      <text:p text:style-name="P7"><text:span text:style-name="T3">Le client doit</text:span> renseigner <text:span text:style-name="T3">son</text:span> nom, prénom, mail et numéro de téléphone.</text:p>
      <text:p text:style-name="P7">Ensuite on demande la façon dont le client préfère être rappeler (soit par mail ou <text:span text:style-name="T3">par </text:span>numéro de téléphone).</text:p>
      <text:p text:style-name="P24">Pour finir on demande les jours de disponibilités du client et le moment préféré dans la journée.</text:p>
      <text:p text:style-name="P20">Un bouton « Reset » permet de réinitialiser les données non validées et un bouton « Valider » permet d’envoyer les données rentrées dans le formulaire.</text:p>
      <text:p text:style-name="P10">Une fois que ces informations sont validées une page affiche les données récupérées par le serveur.</text:p>
      <text:p text:style-name="P3"/>
      <text:p text:style-name="P1">c)Contact</text:p>
      <text:p text:style-name="P15"><text:span text:style-name="T5">(adresse = </text:span>«http://localhost:8080/projetWeb/Contact»<text:span text:style-name="T5">)</text:span></text:p>
      <text:p text:style-name="P1"/>
      <text:p text:style-name="P9">Page <text:span text:style-name="T4">qui permet de renseigner le client sur l’entreprise.</text:span></text:p>
      <text:p text:style-name="P10">On peut voir l’adresse, le numéro de téléphone, l’adresse mail, les horaires d’ouverture.</text:p>
      <text:p text:style-name="P10">Ainsi qu’une carte et les liens vers Facebook, Instagram et Twitter </text:p>
      <text:p text:style-name="P1"/>
      <text:p text:style-name="P6">2) Coté Administrateur</text:p>
      <text:p text:style-name="P13"/>
      <text:p text:style-name="P14">Pour entrer dans la partie administrateur de l’application il faut entrer l’adresse «http://localhost:8080/projetWeb/login.html» afin de renseigner le login et le mot de passe.</text:p>
      <text:p text:style-name="P14">(Lors de la première connexion le login et le mot de passe est «root»)</text:p>
      <text:p text:style-name="P16"/>
      <text:p text:style-name="P1">a)<text:span text:style-name="T1">Accueil</text:span></text:p>
      <text:p text:style-name="P1"/>
      <text:p text:style-name="P17">Page d’<text:span text:style-name="T6">accueil de l’espace Administrateur.(Première page après la page de login)</text:span></text:p>
      <text:p text:style-name="P1"/>
      <text:p text:style-name="P23">b)Configuration</text:p>
      <text:p text:style-name="P23"/>
      <text:p text:style-name="P25">Formulaire qui permet de modifier les données affichées du coté Client sur la page d’accueil ainsi que sur la page « Contact ».</text:p>
      <text:p text:style-name="P25">L’administrateur peut modifier une ou plusieurs données en renseignant un ou plusieurs champs du formulaire.</text:p>
      <text:p text:style-name="P21"><text:soft-page-break/>Un bouton « Reset » permet de réinitialiser les données non validées et un bouton « Valider » permet d’envoyer les données rentrées dans le formulaire.</text:p>
      <text:p text:style-name="P26">Une fois que ces informations sont validées une page affiche les données <text:span text:style-name="T7">ajoutées ou modifiées</text:span> <text:span text:style-name="T7">dans</text:span> l<text:span text:style-name="T7">a</text:span> <text:span text:style-name="T7">base de donnée.</text:span></text:p>
      <text:p text:style-name="P4"/>
      <text:p text:style-name="P4">c)<text:span text:style-name="T2">Rendez-Vous</text:span></text:p>
      <text:p text:style-name="P4"/>
      <text:p text:style-name="P20">Page ou l’administrateur peut visualiser les résultats des demandes de rendez-vous.</text:p>
      <text:p text:style-name="P20">L’administrateur peut supprimer les données enregistrées dans la base de donnée en sélectionnant la ou les lignes qu’il souhaite supprimer et en appuyant sur le bouton « Delete » .</text:p>
      <text:p text:style-name="P5"/>
      <text:p text:style-name="P5">d)Mot de passe</text:p>
      <text:p text:style-name="P5"/>
      <text:p text:style-name="P20">Page qui permet de changer de mot de passe pour la connexion sur l’espace administrateur </text:p>
      <text:p text:style-name="P5"/>
      <text:p text:style-name="P5">e)Déconnexion</text:p>
      <text:p text:style-name="P5"/>
      <text:p text:style-name="P19">Bouton qui permet de se déconnecter et de revenir <text:span text:style-name="T6">sur la page de connexion</text:span></text:p>
      <text:p text:style-name="P5"/>
      <text:p text:style-name="P5"/>
      <text:p text:style-name="P27">Lors de ce projet, nous avons eu des difficultés :</text:p>
      <text:p text:style-name="P27"/>
      <text:p text:style-name="P27"><text:tab/>- Avec les caractères qui bloquaient les requêtes SQL.</text:p>
      <text:p text:style-name="P27"><text:tab/>- Un problème de connexion à la base à cause du driver SQLite au mauvais endroit.</text:p>
      <text:p text:style-name="P27"><text:tab/>- Des problèmes de chemin entre les fichiers HTML et les .java</text:p>
      <text:p text:style-name="P27"><text:tab/></text:p>
      <text:p text:style-name="P27"/>
      <text:p text:style-name="P27">Nous avons apprécier :</text:p>
      <text:p text:style-name="P27"/>
      <text:p text:style-name="P27"><text:tab/>- Avoir un visuel sur ce que l’on programme en Java</text:p>
      <text:p text:style-name="P27"><text:tab/>- Le mélange entre le HTML/CSS, le Java et la BDD</text:p>
      <text:p text:style-name="P27"><text:tab/>- Un projet concret proche de la réalité ou d’un besoin client réel</text:p>
      <text:p text:style-name="P27"><text:tab/></text:p>
      <text:p text:style-name="P2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3:47:38.867808226</meta:creation-date>
    <dc:date>2018-12-18T23:39:16.078392582</dc:date>
    <meta:editing-duration>PT36M24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2" meta:paragraph-count="47" meta:word-count="492" meta:character-count="3098" meta:non-whitespace-character-count="2638"/>
  </office:meta>
</office:document-meta>
</file>